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ide mentale nouveau portfolio 01</text:p>
      <text:p text:style-name="Standard"/>
      <text:p text:style-name="Standard">Etapes :</text:p>
      <text:p text:style-name="Standard"/>
      <text:p text:style-name="Standard">1.Créer tous les composants de la page d'accueil → header/main/footer</text:p>
      <text:p text:style-name="Standard">2.Créer un composant pour les trois fenêtres modales</text:p>
      <text:p text:style-name="Standard">3.Créer les views, les routes et les router-view → Page d'accueil, Page erreur 404, Page figma</text:p>
      <text:p text:style-name="Standard">4.Faire le menu(HTML, CSS)</text:p>
      <text:p text:style-name="Standard">5.Faire le footer(HTML CSS)</text:p>
      <text:p text:style-name="Standard">À faire pour le main :</text:p>
      <text:p text:style-name="Standard">6.Faire le header(courte présentation, HTML CSS)</text:p>
      <text:p text:style-name="Standard">7.Faire Mon CV(HTML CSS)</text:p>
      <text:p text:style-name="Standard">8.Faire Esp com(HTML CSS)</text:p>
      <text:p text:style-name="Standard">9.Faire Figma(HTML CSS)</text:p>
      <text:p text:style-name="Standard">10.Faire contact(HTML CSS)</text:p>
      <text:p text:style-name="Standard">11.Faire la fenêtre modale CV(HTML, CSS)</text:p>
      <text:p text:style-name="Standard">12.Faire le JS des fenêtres modales</text:p>
      <text:p text:style-name="Standard">13.Faire la fenêtre modale Esp com</text:p>
      <text:p text:style-name="Standard">14.Faire la fenêtre modale Figma</text:p>
      <text:p text:style-name="Standard">15.Faire l'envoi par e-mail pour le formulaire</text:p>
      <text:p text:style-name="Standard">16.Faire les liens d'ancrage du menu</text:p>
      <text:p text:style-name="Standard">17.Faire tous les router-link</text:p>
      <text:p text:style-name="Standard">18.Faire tous les effets graphiques(ombres, soulignement menu, opacité réseaux sociaux etc.)</text:p>
      <text:p text:style-name="Standard"/>
      <text:p text:style-name="Standard">Branches :</text:p>
      <text:p text:style-name="Standard"/>
      <text:p text:style-name="Standard">1.Créer les éléments de base du projet 1 → 3.</text:p>
      <text:p text:style-name="Standard">2.Créer le menu et le footer 4 → 5.</text:p>
      <text:p text:style-name="Standard">3.Créer les éléments de contenus du main 6 → 10.</text:p>
      <text:p text:style-name="Standard">4.Faire les fenêtres modales 11 → 14.</text:p>
      <text:p text:style-name="Standard">5.Permettre l'envoi de message avec le formulaire 15.</text:p>
      <text:p text:style-name="Standard">6.Coder les ancres et les router-link 16 → 17.</text:p>
      <text:p text:style-name="Standard">7.Faire tous les effets graphiques 18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ean-Claude MINOT</meta:initial-creator>
    <meta:creation-date>2024-03-02T13:38:07.73</meta:creation-date>
    <dc:date>2024-03-04T18:33:43.54</dc:date>
    <dc:creator>Jean-Claude MINOT</dc:creator>
    <meta:editing-duration>PT4H35M46S</meta:editing-duration>
    <meta:editing-cycles>4</meta:editing-cycles>
    <meta:generator>OpenOffice/4.1.9$Win32 OpenOffice.org_project/419m1$Build-9805</meta:generator>
    <meta:document-statistic meta:table-count="0" meta:image-count="0" meta:object-count="0" meta:page-count="1" meta:paragraph-count="29" meta:word-count="187" meta:character-count="1133"/>
  </office:meta>
</office:document-meta>
</file>